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19f21" officeooo:paragraph-rsid="00119f21" style:font-size-asian="12.25pt" style:font-size-complex="14pt"/>
    </style:style>
    <style:style style:name="P2" style:family="paragraph" style:parent-style-name="Standard">
      <style:paragraph-properties fo:text-align="start" style:justify-single-word="false"/>
      <style:text-properties fo:font-size="12pt" fo:font-weight="normal" officeooo:rsid="000c8770" officeooo:paragraph-rsid="00135195"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3cf41" officeooo:paragraph-rsid="0013cf41"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6bf11" officeooo:paragraph-rsid="0016bf11"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9d1cf" officeooo:paragraph-rsid="0019d1cf"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officeooo:rsid="000c8770" officeooo:paragraph-rsid="00135195"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4pt" officeooo:rsid="000c8770" officeooo:paragraph-rsid="00119f21" style:font-size-asian="12.25pt" style:font-size-complex="14pt"/>
    </style:style>
    <style:style style:name="P8" style:family="paragraph" style:parent-style-name="Standard">
      <style:paragraph-properties fo:text-align="start" style:justify-single-word="false"/>
      <style:text-properties fo:font-size="14pt" officeooo:rsid="000c8770" officeooo:paragraph-rsid="00135195" style:font-size-asian="12.25pt" style:font-size-complex="14pt"/>
    </style:style>
    <style:style style:name="T1" style:family="text">
      <style:text-properties officeooo:rsid="001528df"/>
    </style:style>
    <style:style style:name="T2" style:family="text">
      <style:text-properties officeooo:rsid="001832c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etings Protocol #3</text:p>
      <text:p text:style-name="P7"/>
      <text:p text:style-name="P8"/>
      <text:p text:style-name="P6">Overzicht</text:p>
      <text:p text:style-name="P2"/>
      <text:p text:style-name="P3">Afgelopen week hebben we de clusters verdeeld. In het weekend en op maandag gingen we eraan werken en de data analyseren. <text:span text:style-name="T1">Op dinsdag 12 juni kwamen we bij elkaar om nog wat dingen te bespreken waar we tegenaan liepen. Daarnaast hebben we nog besproken wat er moet gebeuren in week 2. Ook hebben we het bestand doorgelezen om de attributes te taggen. </text:span></text:p>
      <text:p text:style-name="P2"/>
      <text:p text:style-name="P6">Problemen</text:p>
      <text:p text:style-name="P2"/>
      <text:p text:style-name="P4">Tijdens het analyseren van de data liepen we tegen missende data aan. Veel stations hebben alleen meetwaarden van de eerste zes maanden. Daar kwamen we pas later achter. <text:span text:style-name="T2">Dus kunnen we niet veel zeggen over het maandverloop. </text:span></text:p>
      <text:p text:style-name="P4"><text:s/></text:p>
      <text:p text:style-name="P6">Verloop</text:p>
      <text:p text:style-name="P6"/>
      <text:p text:style-name="P5">De groep ligt op schema, dat wil zeggen dat we actief bezig zijn met het werken aan de opdracht van week 2 en het analyseren van de data waren we vorige week al mee begonnen, dus lopen we iets voor op schema. We willen aan het eind van deze week de attributes allemaal getagt hebben en ook duidelijke verbanden hebben gevonden tussen de variabe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2T12:32:41.171863477</meta:creation-date>
    <dc:date>2018-06-12T12:42:07.824400936</dc:date>
    <meta:editing-duration>PT7M52S</meta:editing-duration>
    <meta:editing-cycles>7</meta:editing-cycles>
    <meta:generator>LibreOffice/5.1.6.2$Linux_X86_64 LibreOffice_project/10m0$Build-2</meta:generator>
    <meta:document-statistic meta:table-count="0" meta:image-count="0" meta:object-count="0" meta:page-count="1" meta:paragraph-count="8" meta:word-count="169" meta:character-count="968" meta:non-whitespace-character-count="803"/>
  </office:meta>
</office:document-meta>
</file>